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3723" calcext:value-type="float">
            <text:p>0.000137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4541" calcext:value-type="float">
            <text:p>0.000145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5428" calcext:value-type="float">
            <text:p>0.000154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16393" calcext:value-type="float">
            <text:p>0.000163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7441" calcext:value-type="float">
            <text:p>0.000174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18582" calcext:value-type="float">
            <text:p>0.000185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19825" calcext:value-type="float">
            <text:p>0.000198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21179" calcext:value-type="float">
            <text:p>0.000211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22658" calcext:value-type="float">
            <text:p>0.000226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4272" calcext:value-type="float">
            <text:p>0.000242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26037" calcext:value-type="float">
            <text:p>0.000260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7969" calcext:value-type="float">
            <text:p>0.000279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30085" calcext:value-type="float">
            <text:p>0.000300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32405" calcext:value-type="float">
            <text:p>0.000324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34951" calcext:value-type="float">
            <text:p>0.000349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37749" calcext:value-type="float">
            <text:p>0.000377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40826" calcext:value-type="float">
            <text:p>0.000408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44213" calcext:value-type="float">
            <text:p>0.000442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47946" calcext:value-type="float">
            <text:p>0.000479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52065" calcext:value-type="float">
            <text:p>0.000520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56613" calcext:value-type="float">
            <text:p>0.000566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61641" calcext:value-type="float">
            <text:p>0.000616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67206" calcext:value-type="float">
            <text:p>0.000672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73371" calcext:value-type="float">
            <text:p>0.000733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80208" calcext:value-type="float">
            <text:p>0.000802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87799" calcext:value-type="float">
            <text:p>0.000877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96235" calcext:value-type="float">
            <text:p>0.00096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05621" calcext:value-type="float">
            <text:p>0.001056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16075" calcext:value-type="float">
            <text:p>0.00116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27731" calcext:value-type="float">
            <text:p>0.001277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40741" calcext:value-type="float">
            <text:p>0.001407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55278" calcext:value-type="float">
            <text:p>0.001552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71538" calcext:value-type="float">
            <text:p>0.001715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89744" calcext:value-type="float">
            <text:p>0.001897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10153" calcext:value-type="float">
            <text:p>0.002101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33054" calcext:value-type="float">
            <text:p>0.002330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58778" calcext:value-type="float">
            <text:p>0.002587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87705" calcext:value-type="float">
            <text:p>0.002877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20267" calcext:value-type="float">
            <text:p>0.003202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56959" calcext:value-type="float">
            <text:p>0.003569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398347" calcext:value-type="float">
            <text:p>0.003983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44508" calcext:value-type="float">
            <text:p>0.00445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497904" calcext:value-type="float">
            <text:p>0.004979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5767" calcext:value-type="float">
            <text:p>0.00557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625358" calcext:value-type="float">
            <text:p>0.006253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702094" calcext:value-type="float">
            <text:p>0.007020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78917" calcext:value-type="float">
            <text:p>0.00789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888072" calcext:value-type="float">
            <text:p>0.008880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000507" calcext:value-type="float">
            <text:p>0.010005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128441" calcext:value-type="float">
            <text:p>0.011284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274132" calcext:value-type="float">
            <text:p>0.012741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440177" calcext:value-type="float">
            <text:p>0.014401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629564" calcext:value-type="float">
            <text:p>0.016295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845723" calcext:value-type="float">
            <text:p>0.018457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092594" calcext:value-type="float">
            <text:p>0.020925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74696" calcext:value-type="float">
            <text:p>0.023746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697201" calcext:value-type="float">
            <text:p>0.026972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066023" calcext:value-type="float">
            <text:p>0.030660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487906" calcext:value-type="float">
            <text:p>0.03487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970516" calcext:value-type="float">
            <text:p>0.039705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522532" calcext:value-type="float">
            <text:p>0.045225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153741" calcext:value-type="float">
            <text:p>0.051537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875105" calcext:value-type="float">
            <text:p>0.058751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698825" calcext:value-type="float">
            <text:p>0.066988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638352" calcext:value-type="float">
            <text:p>0.076383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708361" calcext:value-type="float">
            <text:p>0.087083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9924636" calcext:value-type="float">
            <text:p>0.099246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30387" calcext:value-type="float">
            <text:p>0.11303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2863327" calcext:value-type="float">
            <text:p>0.128633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4620345" calcext:value-type="float">
            <text:p>0.146203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6591663" calcext:value-type="float">
            <text:p>0.165916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8792526" calcext:value-type="float">
            <text:p>0.187925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1235601" calcext:value-type="float">
            <text:p>0.212356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392969" calcext:value-type="float">
            <text:p>0.23929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6878326" calcext:value-type="float">
            <text:p>0.268783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0078341" calcext:value-type="float">
            <text:p>0.300783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3518554" calcext:value-type="float">
            <text:p>0.335185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178775" calcext:value-type="float">
            <text:p>0.371787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1029318" calcext:value-type="float">
            <text:p>0.410293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5031206" calcext:value-type="float">
            <text:p>0.450312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9137203" calcext:value-type="float">
            <text:p>0.491372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329369" calcext:value-type="float">
            <text:p>0.53293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7443262" calcext:value-type="float">
            <text:p>0.574432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52782" calcext:value-type="float">
            <text:p>0.61527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5491806" calcext:value-type="float">
            <text:p>0.654918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9285211" calcext:value-type="float">
            <text:p>0.692852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2866013" calcext:value-type="float">
            <text:p>0.728660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620181" calcext:value-type="float">
            <text:p>0.76201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9270545" calcext:value-type="float">
            <text:p>0.792705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2060365" calcext:value-type="float">
            <text:p>0.820603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4568764" calcext:value-type="float">
            <text:p>0.845687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22:27.127000000</dc:date>
    <meta:editing-duration>PT2M59S</meta:editing-duration>
    <meta:editing-cycles>4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